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47b8b8" draw:textarea-horizontal-align="justify" draw:textarea-vertical-align="middle" draw:auto-grow-height="false"/>
    </style:style>
    <style:style style:name="gr2" style:family="graphic" style:parent-style-name="standard">
      <style:graphic-properties svg:stroke-width="0.4cm" svg:stroke-color="#ffffff" draw:marker-start-width="0.8cm" draw:marker-end-width="0.8cm" draw:fill="solid" draw:fill-color="#0066cc" draw:textarea-horizontal-align="justify" draw:textarea-vertical-align="middle" draw:auto-grow-height="false" fo:padding-top="0.325cm" fo:padding-bottom="0.325cm" fo:padding-left="0.45cm" fo:padding-right="0.45cm"/>
    </style:style>
    <style:style style:name="gr3" style:family="graphic" style:parent-style-name="standard">
      <style:graphic-properties svg:stroke-width="0.4cm" svg:stroke-color="#ffffff" draw:marker-start-width="0.8cm" draw:marker-end-width="0.8cm" draw:fill="solid" draw:fill-color="#ff950e" draw:textarea-horizontal-align="justify" draw:textarea-vertical-align="middle" draw:auto-grow-height="false" fo:padding-top="0.325cm" fo:padding-bottom="0.325cm" fo:padding-left="0.45cm" fo:padding-right="0.45cm"/>
    </style:style>
    <style:style style:name="gr4" style:family="graphic" style:parent-style-name="standard">
      <style:graphic-properties svg:stroke-width="0.4cm" svg:stroke-color="#ffffff" draw:marker-start-width="0.8cm" draw:marker-end-width="0.8cm" draw:fill="solid" draw:fill-color="#ffff66" draw:textarea-vertical-align="middle" draw:auto-grow-height="false" fo:min-height="0.749cm" fo:min-width="0.499cm" fo:padding-top="0.325cm" fo:padding-bottom="0.325cm" fo:padding-left="0.45cm" fo:padding-right="0.45cm"/>
    </style:style>
    <style:style style:name="gr5" style:family="graphic" style:parent-style-name="standard">
      <style:graphic-properties svg:stroke-width="0.4cm" svg:stroke-color="#ffffff" draw:marker-start-width="0.8cm" draw:marker-end-width="0.8cm" draw:fill="solid" draw:fill-color="#00cccc" draw:textarea-horizontal-align="justify" draw:textarea-vertical-align="middle" draw:auto-grow-height="false" fo:min-height="0cm" fo:min-width="0cm" fo:padding-top="0.325cm" fo:padding-bottom="0.325cm" fo:padding-left="0.45cm" fo:padding-right="0.45cm" fo:wrap-option="no-wrap"/>
    </style:style>
    <style:style style:name="gr6" style:family="graphic" style:parent-style-name="standard">
      <style:graphic-properties svg:stroke-width="0.4cm" svg:stroke-color="#ffffff" draw:marker-start-width="0.8cm" draw:marker-end-width="0.8cm" draw:fill="solid" draw:fill-color="#00ae00" draw:textarea-horizontal-align="justify" draw:textarea-vertical-align="middle" draw:auto-grow-height="fals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svg:stroke-width="0.4cm" svg:stroke-color="#ffffff" draw:marker-start-width="0.8cm" draw:marker-end-width="0.8cm" draw:fill="solid" draw:fill-color="#ff00ff" draw:auto-grow-height="false" fo:padding-top="0.325cm" fo:padding-bottom="0.325cm" fo:padding-left="0.45cm" fo:padding-right="0.45cm" fo:wrap-option="wrap"/>
    </style:style>
    <style:style style:name="gr9" style:family="graphic" style:parent-style-name="standard">
      <style:graphic-properties svg:stroke-width="0.4cm" svg:stroke-color="#ffffff" draw:marker-start-width="0.8cm" draw:marker-end-width="0.8cm" draw:fill="solid" draw:fill-color="#dc2300" draw:textarea-horizontal-align="justify" draw:textarea-vertical-align="middle" draw:auto-grow-height="false" fo:padding-top="0.325cm" fo:padding-bottom="0.325cm" fo:padding-left="0.45cm" fo:padding-right="0.45cm"/>
    </style:style>
    <style:style style:name="gr10" style:family="graphic" style:parent-style-name="standard">
      <style:graphic-properties svg:stroke-width="0.4cm" svg:stroke-color="#ffffff" draw:marker-start-width="0.8cm" draw:marker-end-width="0.8cm" draw:textarea-horizontal-align="justify" draw:textarea-vertical-align="middle" draw:auto-grow-height="false" fo:min-height="0cm" fo:min-width="0cm" fo:padding-top="0.325cm" fo:padding-bottom="0.325cm" fo:padding-left="0.45cm" fo:padding-right="0.45cm" fo:wrap-option="no-wrap"/>
    </style:style>
    <style:style style:name="gr11" style:family="graphic" style:parent-style-name="standard">
      <style:graphic-properties svg:stroke-width="0.4cm" svg:stroke-color="#ffffff" draw:marker-start-width="0.8cm" draw:marker-end-width="0.8cm" draw:fill="solid" draw:fill-color="#ff8080" draw:textarea-horizontal-align="justify" draw:textarea-vertical-align="middle" draw:auto-grow-height="false" fo:padding-top="0.325cm" fo:padding-bottom="0.325cm" fo:padding-left="0.45cm" fo:padding-right="0.45cm"/>
    </style:style>
    <style:style style:name="gr12" style:family="graphic" style:parent-style-name="standard">
      <style:graphic-properties svg:stroke-width="0.4cm" svg:stroke-color="#ffffff" draw:marker-start-width="0.8cm" draw:marker-end-width="0.8cm" draw:fill="solid" draw:fill-color="#3deb3d" draw:textarea-vertical-align="middle" draw:auto-grow-height="false" fo:min-height="0.749cm" fo:min-width="0.499cm" fo:padding-top="0.325cm" fo:padding-bottom="0.325cm" fo:padding-left="0.45cm" fo:padding-right="0.45cm"/>
    </style:style>
    <style:style style:name="gr13" style:family="graphic" style:parent-style-name="standard">
      <style:graphic-properties svg:stroke-width="0.4cm" svg:stroke-color="#ffffff" draw:marker-start-width="0.8cm" draw:marker-end-width="0.8cm" draw:fill="solid" draw:fill-color="#999999" draw:textarea-horizontal-align="justify" draw:textarea-vertical-align="middle" draw:auto-grow-height="false" fo:padding-top="0.325cm" fo:padding-bottom="0.325cm" fo:padding-left="0.45cm" fo:padding-right="0.45cm"/>
    </style:style>
    <style:style style:name="gr14" style:family="graphic" style:parent-style-name="standard">
      <style:graphic-properties svg:stroke-width="0.4cm" svg:stroke-color="#ffffff" draw:marker-start-width="0.8cm" draw:marker-end-width="0.8cm" draw:fill="solid" draw:fill-color="#ffffcc" draw:textarea-horizontal-align="justify" draw:textarea-vertical-align="middle" draw:auto-grow-height="false" fo:padding-top="0.325cm" fo:padding-bottom="0.325cm" fo:padding-left="0.45cm" fo:padding-right="0.45cm"/>
    </style:style>
    <style:style style:name="gr15" style:family="graphic" style:parent-style-name="standard">
      <style:graphic-properties svg:stroke-width="0.4cm" svg:stroke-color="#ffffff" draw:marker-start-width="0.8cm" draw:marker-end-width="0.8cm" draw:fill="solid" draw:fill-color="#800080" fo:min-height="2.852cm" fo:min-width="2.601cm" fo:padding-top="0.325cm" fo:padding-bottom="0.325cm" fo:padding-left="0.45cm" fo:padding-right="0.45cm"/>
    </style:style>
    <style:style style:name="gr16" style:family="graphic" style:parent-style-name="standard">
      <style:graphic-properties svg:stroke-width="0.4cm" svg:stroke-color="#ffffff" draw:marker-start-width="0.8cm" draw:marker-end-width="0.8cm" draw:fill="solid" draw:fill-color="#663300" draw:textarea-vertical-align="middle" draw:auto-grow-height="false" fo:min-height="0.749cm" fo:min-width="0.499cm" fo:padding-top="0.325cm" fo:padding-bottom="0.325cm" fo:padding-left="0.45cm" fo:padding-right="0.45cm"/>
    </style:style>
    <style:style style:name="gr17" style:family="graphic" style:parent-style-name="standard">
      <style:graphic-properties svg:stroke-width="0.4cm" svg:stroke-color="#ffffff" draw:marker-start-width="0.8cm" draw:marker-end-width="0.8cm" draw:fill="solid" draw:fill-color="#ffff00" draw:textarea-vertical-align="middle" draw:auto-grow-height="false" fo:min-height="0.749cm" fo:min-width="0.499cm" fo:padding-top="0.325cm" fo:padding-bottom="0.325cm" fo:padding-left="0.45cm" fo:padding-right="0.45cm" fo:wrap-option="wrap"/>
    </style:style>
    <style:style style:name="gr18" style:family="graphic" style:parent-style-name="standard">
      <style:graphic-properties draw:fill="gradient" draw:fill-color="#47b8b8" draw:fill-gradient-name="Gradient_20_4" draw:textarea-horizontal-align="justify" draw:textarea-vertical-align="middle" draw:auto-grow-height="false"/>
    </style:style>
    <style:style style:name="gr19" style:family="graphic" style:parent-style-name="standard">
      <style:graphic-properties draw:stroke="none" svg:stroke-width="0.4cm" svg:stroke-color="#ffffff" draw:marker-start-width="0.8cm" draw:marker-end-width="0.8cm" draw:fill="solid" draw:fill-color="#0066cc" draw:textarea-horizontal-align="justify" draw:textarea-vertical-align="middle" draw:auto-grow-height="false" fo:padding-top="0.325cm" fo:padding-bottom="0.325cm" fo:padding-left="0.45cm" fo:padding-right="0.45cm"/>
    </style:style>
    <style:style style:name="gr20" style:family="graphic" style:parent-style-name="standard">
      <style:graphic-properties draw:stroke="none" svg:stroke-width="0.4cm" svg:stroke-color="#ffffff" draw:marker-start-width="0.8cm" draw:marker-end-width="0.8cm" draw:fill="solid" draw:fill-color="#ff950e" draw:textarea-horizontal-align="justify" draw:textarea-vertical-align="middle" draw:auto-grow-height="false" fo:padding-top="0.325cm" fo:padding-bottom="0.325cm" fo:padding-left="0.45cm" fo:padding-right="0.45cm"/>
    </style:style>
    <style:style style:name="gr21" style:family="graphic" style:parent-style-name="standard">
      <style:graphic-properties draw:stroke="none" svg:stroke-width="0.4cm" svg:stroke-color="#ffffff" draw:marker-start-width="0.8cm" draw:marker-end-width="0.8cm" draw:fill="solid" draw:fill-color="#ffff66" draw:textarea-vertical-align="middle" draw:auto-grow-height="false" fo:min-height="0.749cm" fo:min-width="0.499cm" fo:padding-top="0.325cm" fo:padding-bottom="0.325cm" fo:padding-left="0.45cm" fo:padding-right="0.45cm"/>
    </style:style>
    <style:style style:name="gr22" style:family="graphic" style:parent-style-name="standard">
      <style:graphic-properties draw:stroke="none" svg:stroke-width="0.4cm" svg:stroke-color="#ffffff" draw:marker-start-width="0.8cm" draw:marker-end-width="0.8cm" draw:fill="solid" draw:fill-color="#00cccc" draw:textarea-horizontal-align="justify" draw:textarea-vertical-align="middle" draw:auto-grow-height="false" fo:min-height="0cm" fo:min-width="0cm" fo:padding-top="0.325cm" fo:padding-bottom="0.325cm" fo:padding-left="0.45cm" fo:padding-right="0.45cm" fo:wrap-option="no-wrap"/>
    </style:style>
    <style:style style:name="gr23" style:family="graphic" style:parent-style-name="standard">
      <style:graphic-properties draw:stroke="none" svg:stroke-width="0.4cm" svg:stroke-color="#ffffff" draw:marker-start-width="0.8cm" draw:marker-end-width="0.8cm" draw:fill="solid" draw:fill-color="#00ae00" draw:textarea-horizontal-align="justify" draw:textarea-vertical-align="middle" draw:auto-grow-height="false" fo:padding-top="0.325cm" fo:padding-bottom="0.325cm" fo:padding-left="0.45cm" fo:padding-right="0.45cm"/>
    </style:style>
    <style:style style:name="gr24" style:family="graphic" style:parent-style-name="standard">
      <style:graphic-properties draw:stroke="none" svg:stroke-width="0.4cm" svg:stroke-color="#ffffff" draw:marker-start-width="0.8cm" draw:marker-end-width="0.8cm" draw:fill="solid" draw:fill-color="#ff00ff" draw:auto-grow-height="false" fo:padding-top="0.325cm" fo:padding-bottom="0.325cm" fo:padding-left="0.45cm" fo:padding-right="0.45cm" fo:wrap-option="wrap"/>
    </style:style>
    <style:style style:name="gr25" style:family="graphic" style:parent-style-name="standard">
      <style:graphic-properties draw:stroke="none" svg:stroke-width="0.4cm" svg:stroke-color="#ffffff" draw:marker-start-width="0.8cm" draw:marker-end-width="0.8cm" draw:fill="solid" draw:fill-color="#dc2300" draw:textarea-horizontal-align="justify" draw:textarea-vertical-align="middle" draw:auto-grow-height="false" fo:padding-top="0.325cm" fo:padding-bottom="0.325cm" fo:padding-left="0.45cm" fo:padding-right="0.45cm"/>
    </style:style>
    <style:style style:name="gr26" style:family="graphic" style:parent-style-name="standard">
      <style:graphic-properties draw:stroke="none" svg:stroke-width="0.4cm" svg:stroke-color="#ffffff" draw:marker-start-width="0.8cm" draw:marker-end-width="0.8cm" draw:textarea-horizontal-align="justify" draw:textarea-vertical-align="middle" draw:auto-grow-height="false" fo:min-height="0cm" fo:min-width="0cm" fo:padding-top="0.325cm" fo:padding-bottom="0.325cm" fo:padding-left="0.45cm" fo:padding-right="0.45cm" fo:wrap-option="no-wrap"/>
    </style:style>
    <style:style style:name="gr27" style:family="graphic" style:parent-style-name="standard">
      <style:graphic-properties draw:stroke="none" svg:stroke-width="0.4cm" svg:stroke-color="#ffffff" draw:marker-start-width="0.8cm" draw:marker-end-width="0.8cm" draw:fill="solid" draw:fill-color="#ff8080" draw:textarea-horizontal-align="justify" draw:textarea-vertical-align="middle" draw:auto-grow-height="false" fo:padding-top="0.325cm" fo:padding-bottom="0.325cm" fo:padding-left="0.45cm" fo:padding-right="0.45cm"/>
    </style:style>
    <style:style style:name="gr28" style:family="graphic" style:parent-style-name="standard">
      <style:graphic-properties draw:stroke="none" svg:stroke-width="0.4cm" svg:stroke-color="#ffffff" draw:marker-start-width="0.8cm" draw:marker-end-width="0.8cm" draw:fill="solid" draw:fill-color="#3deb3d" draw:textarea-vertical-align="middle" draw:auto-grow-height="false" fo:min-height="0.749cm" fo:min-width="0.499cm" fo:padding-top="0.325cm" fo:padding-bottom="0.325cm" fo:padding-left="0.45cm" fo:padding-right="0.45cm"/>
    </style:style>
    <style:style style:name="gr29" style:family="graphic" style:parent-style-name="standard">
      <style:graphic-properties draw:stroke="none" svg:stroke-width="0.4cm" svg:stroke-color="#ffffff" draw:marker-start-width="0.8cm" draw:marker-end-width="0.8cm" draw:fill="solid" draw:fill-color="#999999" draw:textarea-horizontal-align="justify" draw:textarea-vertical-align="middle" draw:auto-grow-height="false" fo:padding-top="0.325cm" fo:padding-bottom="0.325cm" fo:padding-left="0.45cm" fo:padding-right="0.45cm"/>
    </style:style>
    <style:style style:name="gr30" style:family="graphic" style:parent-style-name="standard">
      <style:graphic-properties draw:stroke="none" svg:stroke-width="0.4cm" svg:stroke-color="#ffffff" draw:marker-start-width="0.8cm" draw:marker-end-width="0.8cm" draw:fill="solid" draw:fill-color="#ffffcc" draw:textarea-horizontal-align="justify" draw:textarea-vertical-align="middle" draw:auto-grow-height="false" fo:padding-top="0.325cm" fo:padding-bottom="0.325cm" fo:padding-left="0.45cm" fo:padding-right="0.45cm"/>
    </style:style>
    <style:style style:name="gr31" style:family="graphic" style:parent-style-name="standard">
      <style:graphic-properties draw:stroke="none" svg:stroke-width="0.4cm" svg:stroke-color="#ffffff" draw:marker-start-width="0.8cm" draw:marker-end-width="0.8cm" draw:fill="solid" draw:fill-color="#663300" draw:textarea-vertical-align="middle" draw:auto-grow-height="false" fo:min-height="0.749cm" fo:min-width="0.499cm" fo:padding-top="0.325cm" fo:padding-bottom="0.325cm" fo:padding-left="0.45cm" fo:padding-right="0.45cm"/>
    </style:style>
    <style:style style:name="gr32" style:family="graphic" style:parent-style-name="standard">
      <style:graphic-properties draw:stroke="none" svg:stroke-width="0.4cm" svg:stroke-color="#ffffff" draw:marker-start-width="0.8cm" draw:marker-end-width="0.8cm" draw:fill="solid" draw:fill-color="#800080" fo:min-height="0.442cm" fo:min-width="0.191cm" fo:padding-top="0.325cm" fo:padding-bottom="0.325cm" fo:padding-left="0.45cm" fo:padding-right="0.45cm"/>
    </style:style>
    <style:style style:name="gr33" style:family="graphic" style:parent-style-name="standard">
      <style:graphic-properties draw:stroke="none" svg:stroke-width="0.4cm" svg:stroke-color="#ffffff" draw:marker-start-width="0.8cm" draw:marker-end-width="0.8cm" draw:fill="solid" draw:fill-color="#4c4c4c" draw:textarea-vertical-align="middle" draw:auto-grow-height="false" fo:min-height="0.749cm" fo:min-width="0.499cm" fo:padding-top="0.325cm" fo:padding-bottom="0.325cm" fo:padding-left="0.45cm" fo:padding-right="0.45cm" fo:wrap-option="wrap"/>
    </style:style>
    <style:style style:name="gr34" style:family="graphic" style:parent-style-name="standard">
      <style:graphic-properties draw:fill="gradient" draw:fill-color="#47b8b8" draw:fill-gradient-name="Gradient_20_3" draw:textarea-horizontal-align="justify" draw:textarea-vertical-align="middle" draw:auto-grow-height="false"/>
    </style:style>
    <style:style style:name="gr35" style:family="graphic" style:parent-style-name="standard">
      <style:graphic-properties draw:stroke="none" svg:stroke-width="0.4cm" svg:stroke-color="#ffffff" draw:marker-start-width="0.8cm" draw:marker-end-width="0.8cm" draw:fill="solid" draw:fill-color="#ffff66" draw:textarea-vertical-align="middle" draw:auto-grow-height="false" fo:min-height="0.749cm" fo:min-width="0.499cm" fo:padding-top="0.325cm" fo:padding-bottom="0.325cm" fo:padding-left="0.45cm" fo:padding-right="0.45cm" fo:wrap-option="wrap"/>
    </style:style>
    <style:style style:name="gr36" style:family="graphic" style:parent-style-name="standard">
      <style:graphic-properties draw:fill="solid" draw:fill-color="#00ff00" draw:fill-gradient-name="Axial_20_light_20_red_2f_white" draw:textarea-horizontal-align="justify" draw:textarea-vertical-align="middle" draw:auto-grow-height="false"/>
    </style:style>
    <style:style style:name="gr37" style:family="graphic" style:parent-style-name="standard">
      <style:graphic-properties draw:stroke="none" svg:stroke-width="0.4cm" svg:stroke-color="#ffffff" draw:marker-start-width="0.8cm" draw:marker-end-width="0.8cm" draw:fill="solid" draw:fill-color="#9999ff" draw:textarea-vertical-align="middle" draw:auto-grow-height="false" fo:min-height="0.749cm" fo:min-width="0.499cm" fo:padding-top="0.325cm" fo:padding-bottom="0.325cm" fo:padding-left="0.45cm" fo:padding-right="0.45cm"/>
    </style:style>
    <style:style style:name="gr38" style:family="graphic" style:parent-style-name="standard">
      <style:graphic-properties draw:fill="gradient" draw:fill-color="#00ff00" draw:fill-gradient-name="Axial_20_light_20_red_2f_white" draw:textarea-horizontal-align="justify" draw:textarea-vertical-align="middle" draw:auto-grow-height="false"/>
    </style:style>
    <style:style style:name="gr39" style:family="graphic" style:parent-style-name="standard">
      <style:graphic-properties draw:fill="gradient" draw:fill-color="#808080" draw:fill-gradient-name="Gradient_20_2" draw:textarea-horizontal-align="justify" draw:textarea-vertical-align="middle" draw:auto-grow-height="false"/>
    </style:style>
    <style:style style:name="gr40" style:family="graphic" style:parent-style-name="standard">
      <style:graphic-properties draw:stroke="none" svg:stroke-width="0.2cm" svg:stroke-color="#ffffff" draw:marker-start-width="0.5cm" draw:marker-end-width="0.5cm" draw:fill="none" draw:fill-color="#ffffff" draw:textarea-horizontal-align="left" draw:auto-grow-height="true" draw:auto-grow-width="true" fo:min-height="0cm" fo:min-width="0cm"/>
    </style:style>
    <style:style style:name="gr41" style:family="graphic" style:parent-style-name="standard">
      <style:graphic-properties draw:stroke="solid" svg:stroke-width="0.2cm" svg:stroke-color="#ffffff" draw:marker-start-width="0.5cm" draw:marker-end-width="0.5cm" draw:fill="none" draw:textarea-horizontal-align="justify" draw:textarea-vertical-align="middle" draw:auto-grow-height="false" fo:padding-top="0.225cm" fo:padding-bottom="0.225cm" fo:padding-left="0.35cm" fo:padding-right="0.35cm"/>
    </style:style>
    <style:style style:name="gr42" style:family="graphic" style:parent-style-name="objectwithoutfill">
      <style:graphic-properties draw:stroke="solid" svg:stroke-width="0.2cm" svg:stroke-color="#ffffff" draw:marker-start-width="0.5cm" draw:marker-end-width="0.5cm" draw:fill="none" draw:textarea-vertical-align="middle" fo:padding-top="0.225cm" fo:padding-bottom="0.225cm" fo:padding-left="0.35cm" fo:padding-right="0.35cm"/>
    </style:style>
    <style:style style:name="gr43" style:family="graphic" style:parent-style-name="standard">
      <style:graphic-properties draw:stroke="solid" svg:stroke-width="0.2cm" svg:stroke-color="#ffffff" draw:marker-start-width="0.5cm" draw:marker-end-width="0.5cm" draw:fill="none" draw:fill-color="#b3b3b3" draw:textarea-horizontal-align="justify" draw:textarea-vertical-align="middle" draw:auto-grow-height="false" fo:padding-top="0.225cm" fo:padding-bottom="0.225cm" fo:padding-left="0.35cm" fo:padding-right="0.35cm"/>
    </style:style>
    <style:style style:name="gr44" style:family="graphic" style:parent-style-name="standard">
      <style:graphic-properties draw:stroke="solid" svg:stroke-width="0.2cm" svg:stroke-color="#ffffff" draw:marker-start-width="0.5cm" draw:marker-end-width="0.5cm" draw:fill="none" draw:fill-color="#ffff00" draw:textarea-vertical-align="middle" fo:padding-top="0.225cm" fo:padding-bottom="0.225cm" fo:padding-left="0.35cm" fo:padding-right="0.35cm"/>
    </style:style>
    <style:style style:name="gr45" style:family="graphic" style:parent-style-name="objectwithoutfill">
      <style:graphic-properties draw:stroke="solid" svg:stroke-width="0.2cm" svg:stroke-color="#ffffff" draw:marker-start-width="0.5cm" draw:marker-end="" draw:marker-end-width="0.6cm" draw:fill="none" draw:textarea-vertical-align="middle" fo:padding-top="0.225cm" fo:padding-bottom="0.225cm" fo:padding-left="0.35cm" fo:padding-right="0.35cm"/>
    </style:style>
    <style:style style:name="gr46" style:family="graphic" style:parent-style-name="standard">
      <style:graphic-properties draw:stroke="solid" svg:stroke-width="0.2cm" svg:stroke-color="#ffffff" draw:marker-start-width="0.5cm" draw:marker-end-width="0.5cm" draw:fill="none" draw:textarea-vertical-align="middle" fo:padding-top="0.225cm" fo:padding-bottom="0.225cm" fo:padding-left="0.35cm" fo:padding-right="0.35cm"/>
    </style:style>
    <style:style style:name="gr47" style:family="graphic" style:parent-style-name="standard">
      <style:graphic-properties draw:stroke="solid" svg:stroke-width="0.2cm" svg:stroke-color="#ffffff" draw:marker-start-width="0.5cm" draw:marker-end-width="0.5cm" draw:fill="none" draw:textarea-horizontal-align="justify" draw:textarea-vertical-align="middle" draw:auto-grow-height="false" fo:padding-top="0.225cm" fo:padding-bottom="0.225cm" fo:padding-left="0.35cm" fo:padding-right="0.35cm" draw:shadow="hidden"/>
    </style:style>
    <style:style style:name="gr48"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49" style:family="graphic" style:parent-style-name="standard">
      <style:graphic-properties draw:fill="solid" draw:fill-color="#83caff" draw:fill-gradient-name="Axial_20_light_20_red_2f_white" draw:textarea-horizontal-align="justify" draw:textarea-vertical-align="middle" draw:auto-grow-height="false"/>
    </style:style>
    <style:style style:name="gr50" style:family="graphic" style:parent-style-name="standard">
      <style:graphic-properties draw:stroke="none" svg:stroke-width="0.4cm" svg:stroke-color="#ffffff" draw:marker-start-width="0.8cm" draw:marker-end-width="0.8cm" draw:fill="solid" draw:fill-color="#ffff00" draw:textarea-vertical-align="middle" draw:auto-grow-height="false" fo:min-height="0.749cm" fo:min-width="0.499cm" fo:padding-top="0.325cm" fo:padding-bottom="0.325cm" fo:padding-left="0.45cm" fo:padding-right="0.45cm"/>
    </style:style>
    <style:style style:name="gr51"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style>
    <style:style style:name="gr52" style:family="graphic" style:parent-style-name="standard">
      <style:graphic-properties draw:stroke="none" svg:stroke-color="#000000" draw:fill="none" draw:fill-color="#ffffff" draw:textarea-horizontal-align="right" draw:textarea-vertical-align="top" draw:auto-grow-height="true" draw:auto-grow-width="true" fo:min-height="0cm" fo:min-width="0cm" draw:shadow="visible" draw:shadow-color="#800000"/>
    </style:style>
    <style:style style:name="P1" style:family="paragraph">
      <style:paragraph-properties fo:text-align="center"/>
    </style:style>
    <style:style style:name="P2" style:family="paragraph">
      <style:text-properties fo:font-size="54pt" style:font-size-asian="54pt" style:font-size-complex="54pt"/>
    </style:style>
    <style:style style:name="P3" style:family="paragraph">
      <style:paragraph-properties fo:line-height="100%"/>
    </style:style>
    <style:style style:name="P4" style:family="paragraph">
      <style:paragraph-properties fo:line-height="100%"/>
      <style:text-properties fo:color="#ffffff" style:text-outline="false" fo:font-size="200pt" fo:text-shadow="1pt 1pt" style:font-size-asian="200pt" style:font-size-complex="200pt"/>
    </style:style>
    <style:style style:name="P5" style:family="paragraph">
      <style:paragraph-properties fo:line-height="100%"/>
      <style:text-properties fo:color="#ffffff" style:text-outline="false" fo:font-size="108pt" fo:text-shadow="1pt 1pt" style:font-size-asian="108pt" style:font-size-complex="108pt"/>
    </style:style>
    <style:style style:name="P6" style:family="paragraph">
      <style:text-properties fo:font-size="24pt" style:font-size-asian="24pt" style:font-size-complex="24pt"/>
    </style:style>
    <style:style style:name="P7" style:family="paragraph">
      <style:paragraph-properties fo:line-height="100%"/>
      <style:text-properties fo:color="#ffffff" style:text-outline="false" fo:font-size="120pt" fo:text-shadow="1pt 1pt" style:font-size-asian="120pt" style:font-size-complex="120pt"/>
    </style:style>
    <style:style style:name="P8" style:family="paragraph">
      <style:text-properties fo:color="#ffff00" fo:font-size="24pt" style:font-size-asian="24pt" style:font-size-complex="24pt"/>
    </style:style>
    <style:style style:name="P9" style:family="paragraph">
      <style:paragraph-properties style:writing-mode="tb-rl"/>
      <style:text-properties fo:color="#ffffff" fo:font-size="66pt" fo:text-shadow="1pt 1pt" style:font-size-asian="66pt" style:font-size-complex="66pt"/>
    </style:style>
    <style:style style:name="P10" style:family="paragraph">
      <style:paragraph-properties fo:text-align="center" style:writing-mode="tb-rl"/>
    </style:style>
    <style:style style:name="P11" style:family="paragraph">
      <style:paragraph-properties fo:text-align="center" style:writing-mode="tb-rl"/>
      <style:text-properties fo:color="#ffffff" fo:font-family="'DejaVu Sans Mono'" style:font-family-generic="modern" style:font-pitch="fixed" fo:font-size="80pt" fo:text-shadow="1pt 1pt" style:font-size-asian="80pt" style:font-size-complex="80pt"/>
    </style:style>
    <style:style style:name="P12" style:family="paragraph">
      <style:paragraph-properties fo:text-align="center" style:writing-mode="tb-rl"/>
      <style:text-properties fo:color="#ffffff" fo:font-family="'DejaVu Sans Mono'" style:font-family-generic="modern" style:font-pitch="fixed" fo:font-size="80pt" fo:text-shadow="none" style:font-size-asian="80pt" style:font-size-complex="80pt"/>
    </style:style>
    <style:style style:name="T1" style:family="text">
      <style:text-properties fo:font-size="54pt" style:font-size-asian="54pt" style:font-size-complex="54pt"/>
    </style:style>
    <style:style style:name="T2" style:family="text">
      <style:text-properties fo:color="#ffffff" style:text-outline="false" fo:font-size="200pt" fo:text-shadow="1pt 1pt" style:font-size-asian="200pt" style:font-size-complex="200pt"/>
    </style:style>
    <style:style style:name="T3" style:family="text">
      <style:text-properties fo:color="#ffffff" style:text-outline="false" fo:font-size="108pt" fo:text-shadow="1pt 1pt" style:font-size-asian="108pt" style:font-size-complex="108pt"/>
    </style:style>
    <style:style style:name="T4" style:family="text">
      <style:text-properties fo:font-size="24pt" style:font-size-asian="24pt" style:font-size-complex="24pt"/>
    </style:style>
    <style:style style:name="T5" style:family="text">
      <style:text-properties fo:color="#ffffff" style:text-outline="false" fo:font-size="120pt" fo:text-shadow="1pt 1pt" style:font-size-asian="120pt" style:font-size-complex="120pt"/>
    </style:style>
    <style:style style:name="T6" style:family="text">
      <style:text-properties fo:color="#ffff00" fo:font-size="24pt" style:font-size-asian="24pt" style:font-size-complex="24pt"/>
    </style:style>
    <style:style style:name="T7" style:family="text">
      <style:text-properties fo:color="#ffffff" fo:font-size="66pt" fo:text-shadow="1pt 1pt" style:font-size-asian="66pt" style:font-size-complex="66pt"/>
    </style:style>
    <style:style style:name="T8" style:family="text">
      <style:text-properties fo:color="#ffffff" fo:font-family="'DejaVu Sans Mono'" style:font-family-generic="modern" style:font-pitch="fixed" fo:font-size="80pt" fo:text-shadow="1pt 1pt" style:font-size-asian="80pt" style:font-size-complex="80pt"/>
    </style:style>
    <style:style style:name="T9" style:family="text">
      <style:text-properties fo:color="#00ff00" fo:font-family="'DejaVu Sans Mono'" style:font-family-generic="modern" style:font-pitch="fixed" fo:font-size="80pt" fo:text-shadow="1pt 1pt" style:font-size-asian="80pt" style:font-size-complex="80pt"/>
    </style:style>
    <style:style style:name="T10" style:family="text">
      <style:text-properties fo:color="#ffffff" fo:font-family="'DejaVu Sans Mono'" style:font-family-generic="modern" style:font-pitch="fixed" fo:font-size="80pt" fo:text-shadow="none"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2" draw:text-style-name="P1" draw:layer="layout" svg:width="4.269cm" svg:height="4.269cm" svg:x="1.856cm" svg:y="4.9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layer="layout" svg:width="3.715cm" svg:height="3.659cm" svg:x="1.966cm" svg:y="9.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047cm" svg:height="4.047cm" svg:x="1.8cm" svg:y="13.9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1" draw:layer="layout" svg:width="4.933cm" svg:height="4.934cm" svg:x="6.9cm" svg:y="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4.435cm" svg:height="4.435cm" svg:x="6.9cm" svg:y="1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7" draw:text-style-name="P2" draw:layer="layout" svg:width="15.844cm" svg:height="2.156cm" svg:x="8.6cm" svg:y="1.144cm">
          <draw:text-box>
            <text:p><text:span text:style-name="T1">かたちをなぞろう！</text:span></text:p>
          </draw:text-box>
        </draw:frame>
        <draw:custom-shape draw:style-name="gr8" draw:layer="layout" svg:width="4.435cm" svg:height="4.435cm" svg:x="6.865cm" svg:y="9.3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9" draw:text-style-name="P1" draw:layer="layout" svg:width="4.612cm" svg:height="4.055cm" svg:x="12.6cm" svg:y="4.9cm">
          <text:p/>
          <draw:enhanced-geometry svg:viewBox="0 0 21600 21600" draw:text-areas="?f0 ?f7 ?f2 21600" draw:type="up-arrow" draw:modifiers="13245.4028621839 4994.5118059987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4.692cm" svg:height="3.022cm" svg:x="17.9cm" svg:y="14.378cm">
          <text:p/>
          <draw:enhanced-geometry svg:viewBox="0 0 21600 21600" draw:glue-points="10800 0 3160 3160 0 10800 3160 18440 10800 21600 18440 18440 21600 10800 18440 3160 ?f14 ?f15" draw:text-areas="3200 3200 18400 18400" draw:type="round-callout" draw:modifiers="21692.051992329 34032.68276546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1" draw:layer="layout" svg:width="6.304cm" svg:height="4.623cm" svg:x="11.7cm" svg:y="13.9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1" draw:layer="layout" svg:width="4.5cm" svg:height="4.5cm" svg:x="17.9cm" svg:y="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1" draw:layer="layout" svg:width="4.612cm" svg:height="3.101cm" svg:x="12.7cm" svg:y="10.099cm">
          <text:p/>
          <draw:enhanced-geometry svg:viewBox="0 0 21600 21600" draw:path-stretchpoint-x="10800" draw:path-stretchpoint-y="10800" draw:text-areas="?f3 ?f4 ?f5 ?f6" draw:type="round-rectangle" draw:modifiers="8582.414765444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3.3cm" svg:height="3.849cm" svg:x="23.4cm" svg:y="9.9cm">
          <text:p/>
          <draw:enhanced-geometry svg:viewBox="0 0 21600 21600" draw:glue-points="10800 0 0 10800 10800 21600 21600 10800" draw:text-areas="0 0 21600 ?f11" draw:type="paper" draw:modifiers="15449.139048324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4" draw:layer="layout" svg:width="16.576cm" svg:height="23.897cm" svg:x="-18.576cm" svg:y="4.5cm">
          <draw:text-box>
            <text:p text:style-name="P3"><text:span text:style-name="T2">A <text:s text:c="2"/>B</text:span></text:p>
            <text:p text:style-name="P3"><text:span text:style-name="T2">C <text:s text:c="2"/>D</text:span></text:p>
            <text:p text:style-name="P3"><text:span text:style-name="T2">E <text:s text:c="2"/>F</text:span></text:p>
          </draw:text-box>
        </draw:frame>
        <draw:custom-shape draw:style-name="gr15" draw:layer="layout" svg:width="3.101cm" svg:height="3.102cm" svg:x="18.499cm" svg:y="9.89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6" draw:text-style-name="P1" draw:layer="layout" svg:width="3.713cm" svg:height="3.572cm" svg:x="23.287cm" svg:y="14.628cm">
          <text:p/>
          <draw:enhanced-geometry svg:viewBox="0 0 21600 21600" draw:glue-points="10800 0 0 10800 10800 21600 21600 10800" draw:path-stretchpoint-x="10800" draw:path-stretchpoint-y="10800" draw:text-areas="?f12 ?f13 ?f14 ?f15" draw:type="mso-spt21" draw:modifiers="6364.39913742403"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 draw:text-style-name="P1" draw:layer="layout" svg:width="2.465cm" svg:height="4.612cm" svg:x="23.993cm" svg:y="4.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page>
      <draw:page draw:name="page2" draw:style-name="dp1" draw:master-page-name="標準">
        <draw:custom-shape draw:style-name="gr18" draw:text-style-name="P1" draw:layer="layout" svg:width="27.7cm" svg:height="19cm" svg:x="1cm" svg:y="1cm">
          <text:p/>
          <draw:enhanced-geometry svg:viewBox="0 0 21600 21600" draw:type="rectangle" draw:enhanced-path="M 0 0 L 21600 0 21600 21600 0 21600 0 0 Z N"/>
        </draw:custom-shape>
        <draw:custom-shape draw:style-name="gr19" draw:text-style-name="P1" draw:layer="layout" svg:width="4.269cm" svg:height="4.269cm" svg:x="1.856cm" svg:y="4.8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1" draw:layer="layout" svg:width="3.715cm" svg:height="3.659cm" svg:x="1.966cm" svg:y="9.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4.047cm" svg:height="4.047cm" svg:x="1.8cm" svg:y="13.3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2" draw:text-style-name="P1" draw:layer="layout" svg:width="4.933cm" svg:height="4.934cm" svg:x="6.9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4.435cm" svg:height="4.435cm" svg:x="6.9cm" svg:y="1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7" draw:text-style-name="P2" draw:layer="layout" svg:width="21.563cm" svg:height="2.156cm" svg:x="4.7cm" svg:y="1.244cm">
          <draw:text-box>
            <text:p><text:span text:style-name="T1">アルファベットをなぞろう！</text:span></text:p>
          </draw:text-box>
        </draw:frame>
        <draw:custom-shape draw:style-name="gr24" draw:layer="layout" svg:width="4.435cm" svg:height="4.435cm" svg:x="6.865cm" svg:y="9.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5" draw:text-style-name="P1" draw:layer="layout" svg:width="4.612cm" svg:height="4.055cm" svg:x="12.6cm" svg:y="4.8cm">
          <text:p/>
          <draw:enhanced-geometry svg:viewBox="0 0 21600 21600" draw:text-areas="?f0 ?f7 ?f2 21600" draw:type="up-arrow" draw:modifiers="13245.4028621839 4994.5118059987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 draw:layer="layout" svg:width="4.692cm" svg:height="3.022cm" svg:x="17.9cm" svg:y="13.878cm">
          <text:p/>
          <draw:enhanced-geometry svg:viewBox="0 0 21600 21600" draw:glue-points="10800 0 3160 3160 0 10800 3160 18440 10800 21600 18440 18440 21600 10800 18440 3160 ?f14 ?f15" draw:text-areas="3200 3200 18400 18400" draw:type="round-callout" draw:modifiers="21692.051992329 34032.68276546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1" draw:layer="layout" svg:width="6.304cm" svg:height="4.623cm" svg:x="11.7cm" svg:y="13.3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 draw:layer="layout" svg:width="4.5cm" svg:height="4.5cm" svg:x="17.9cm" svg:y="4.9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9" draw:text-style-name="P1" draw:layer="layout" svg:width="4.612cm" svg:height="3.101cm" svg:x="12.7cm" svg:y="9.899cm">
          <text:p/>
          <draw:enhanced-geometry svg:viewBox="0 0 21600 21600" draw:path-stretchpoint-x="10800" draw:path-stretchpoint-y="10800" draw:text-areas="?f3 ?f4 ?f5 ?f6" draw:type="round-rectangle" draw:modifiers="8582.414765444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3.3cm" svg:height="3.849cm" svg:x="23.4cm" svg:y="9.7cm">
          <text:p/>
          <draw:enhanced-geometry svg:viewBox="0 0 21600 21600" draw:glue-points="10800 0 0 10800 10800 21600 21600 10800" draw:text-areas="0 0 21600 ?f11" draw:type="paper" draw:modifiers="15449.139048324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1" draw:layer="layout" svg:width="3.713cm" svg:height="3.572cm" svg:x="23.287cm" svg:y="14.028cm">
          <text:p/>
          <draw:enhanced-geometry svg:viewBox="0 0 21600 21600" draw:glue-points="10800 0 0 10800 10800 21600 21600 10800" draw:path-stretchpoint-x="10800" draw:path-stretchpoint-y="10800" draw:text-areas="?f12 ?f13 ?f14 ?f15" draw:type="mso-spt21" draw:modifiers="6364.39913742403"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2" draw:layer="layout" svg:width="3.101cm" svg:height="3.102cm" svg:x="18.499cm" svg:y="9.69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3" draw:text-style-name="P1" draw:layer="layout" svg:width="2.465cm" svg:height="4.612cm" svg:x="23.993cm" svg:y="4.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7" draw:text-style-name="P5" draw:layer="layout" svg:width="24.827cm" svg:height="13.028cm" svg:x="2.524cm" svg:y="4.803cm">
          <draw:text-box>
            <text:p text:style-name="P3"><text:span text:style-name="T3">A <text:s text:c="2"/>B</text:span><text:span text:style-name="T3">　</text:span><text:span text:style-name="T3">C <text:s text:c="2"/>D</text:span><text:span text:style-name="T3">　</text:span><text:span text:style-name="T3">E</text:span></text:p>
            <text:p text:style-name="P3"><text:span text:style-name="T3">F</text:span><text:span text:style-name="T3">　</text:span><text:span text:style-name="T3">G</text:span><text:span text:style-name="T3">　</text:span><text:span text:style-name="T3">H</text:span><text:span text:style-name="T3">　 </text:span><text:span text:style-name="T3">I</text:span><text:span text:style-name="T3">　 </text:span><text:span text:style-name="T3">J</text:span></text:p>
            <text:p text:style-name="P3"><text:span text:style-name="T3">K</text:span><text:span text:style-name="T3">　</text:span><text:span text:style-name="T3">L</text:span><text:span text:style-name="T3">　</text:span><text:span text:style-name="T3">M</text:span><text:span text:style-name="T3">　</text:span><text:span text:style-name="T3">N</text:span><text:span text:style-name="T3">　</text:span><text:span text:style-name="T3">O</text:span></text:p>
          </draw:text-box>
        </draw:frame>
        <draw:frame draw:style-name="gr7" draw:text-style-name="P6" draw:layer="layout" svg:width="23.929cm" svg:height="9.568cm" svg:x="2.871cm" svg:y="8.289cm">
          <draw:text-box>
            <text:p><text:span text:style-name="T4">エイ　　　　　　　ビー　　　　　　シー　　　　　　　ディー　　　　　イー</text:span></text:p>
            <text:p><text:span text:style-name="T4"/></text:p>
            <text:p><text:span text:style-name="T4"/></text:p>
            <text:p><text:span text:style-name="T4"/></text:p>
            <text:p><text:span text:style-name="T4"/></text:p>
            <text:p><text:span text:style-name="T4">エフ　　　　　　ジー　　　　　　　エイチ　　　　　　　アイ　　　　　　ジェイ</text:span></text:p>
            <text:p><text:span text:style-name="T4"/></text:p>
            <text:p><text:span text:style-name="T4"/></text:p>
            <text:p><text:span text:style-name="T4"/></text:p>
            <text:p><text:span text:style-name="T4"/></text:p>
            <text:p><text:span text:style-name="T4">ケイ　　　　　　エル　　　　　　　エム　　　　　　　エヌ　　　　　　　オー</text:span></text:p>
          </draw:text-box>
        </draw:frame>
      </draw:page>
      <draw:page draw:name="page3" draw:style-name="dp1" draw:master-page-name="標準">
        <draw:custom-shape draw:style-name="gr34" draw:text-style-name="P1" draw:layer="layout" svg:width="27.7cm" svg:height="19cm" svg:x="1cm" svg:y="1cm">
          <text:p/>
          <draw:enhanced-geometry svg:viewBox="0 0 21600 21600" draw:type="rectangle" draw:enhanced-path="M 0 0 L 21600 0 21600 21600 0 21600 0 0 Z N"/>
        </draw:custom-shape>
        <draw:custom-shape draw:style-name="gr19" draw:text-style-name="P1" draw:layer="layout" svg:width="4.269cm" svg:height="4.269cm" svg:x="1.856cm" svg:y="4.8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1" draw:layer="layout" svg:width="3.715cm" svg:height="3.659cm" svg:x="1.966cm" svg:y="9.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4.047cm" svg:height="4.047cm" svg:x="1.8cm" svg:y="13.3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2" draw:text-style-name="P1" draw:layer="layout" svg:width="4.933cm" svg:height="4.934cm" svg:x="6.9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4.435cm" svg:height="4.435cm" svg:x="6.9cm" svg:y="1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7" draw:text-style-name="P2" draw:layer="layout" svg:width="17.524cm" svg:height="2.156cm" svg:x="6.176cm" svg:y="1.8cm">
          <draw:text-box>
            <text:p><text:span text:style-name="T1">ひらがなをなぞろう！</text:span></text:p>
          </draw:text-box>
        </draw:frame>
        <draw:custom-shape draw:style-name="gr24" draw:layer="layout" svg:width="4.435cm" svg:height="4.435cm" svg:x="6.865cm" svg:y="9.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5" draw:text-style-name="P1" draw:layer="layout" svg:width="4.612cm" svg:height="4.055cm" svg:x="12.6cm" svg:y="4.8cm">
          <text:p/>
          <draw:enhanced-geometry svg:viewBox="0 0 21600 21600" draw:text-areas="?f0 ?f7 ?f2 21600" draw:type="up-arrow" draw:modifiers="13245.4028621839 4994.5118059987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 draw:layer="layout" svg:width="4.692cm" svg:height="3.022cm" svg:x="17.9cm" svg:y="13.878cm">
          <text:p/>
          <draw:enhanced-geometry svg:viewBox="0 0 21600 21600" draw:glue-points="10800 0 3160 3160 0 10800 3160 18440 10800 21600 18440 18440 21600 10800 18440 3160 ?f14 ?f15" draw:text-areas="3200 3200 18400 18400" draw:type="round-callout" draw:modifiers="21692.051992329 34032.68276546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1" draw:layer="layout" svg:width="6.304cm" svg:height="4.623cm" svg:x="11.7cm" svg:y="13.3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 draw:layer="layout" svg:width="4.5cm" svg:height="4.5cm" svg:x="17.9cm" svg:y="4.9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9" draw:text-style-name="P1" draw:layer="layout" svg:width="4.612cm" svg:height="3.101cm" svg:x="12.7cm" svg:y="9.899cm">
          <text:p/>
          <draw:enhanced-geometry svg:viewBox="0 0 21600 21600" draw:path-stretchpoint-x="10800" draw:path-stretchpoint-y="10800" draw:text-areas="?f3 ?f4 ?f5 ?f6" draw:type="round-rectangle" draw:modifiers="8582.414765444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3.3cm" svg:height="3.849cm" svg:x="23.4cm" svg:y="9.7cm">
          <text:p/>
          <draw:enhanced-geometry svg:viewBox="0 0 21600 21600" draw:glue-points="10800 0 0 10800 10800 21600 21600 10800" draw:text-areas="0 0 21600 ?f11" draw:type="paper" draw:modifiers="15449.139048324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1" draw:layer="layout" svg:width="3.713cm" svg:height="3.572cm" svg:x="23.287cm" svg:y="14.028cm">
          <text:p/>
          <draw:enhanced-geometry svg:viewBox="0 0 21600 21600" draw:glue-points="10800 0 0 10800 10800 21600 21600 10800" draw:path-stretchpoint-x="10800" draw:path-stretchpoint-y="10800" draw:text-areas="?f12 ?f13 ?f14 ?f15" draw:type="mso-spt21" draw:modifiers="6364.39913742403"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2" draw:layer="layout" svg:width="3.101cm" svg:height="3.102cm" svg:x="18.499cm" svg:y="9.69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1" draw:layer="layout" svg:width="2.465cm" svg:height="4.612cm" svg:x="23.993cm" svg:y="4.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7" draw:text-style-name="P7" draw:layer="layout" svg:width="25.754cm" svg:height="12.95cm" svg:x="1.9cm" svg:y="4.7cm">
          <draw:text-box>
            <text:p text:style-name="P3"><text:span text:style-name="T5">あ い <text:s/>う え お</text:span></text:p>
            <text:p text:style-name="P3"><text:span text:style-name="T5">か き <text:s/>く <text:s/>けこ</text:span></text:p>
            <text:p text:style-name="P3"><text:span text:style-name="T5">さ <text:s/>し す せ そ</text:span></text:p>
          </draw:text-box>
        </draw:frame>
      </draw:page>
      <draw:page draw:name="page4" draw:style-name="dp1" draw:master-page-name="標準">
        <draw:custom-shape draw:style-name="gr36" draw:text-style-name="P1" draw:layer="layout" svg:width="27.7cm" svg:height="19cm" svg:x="1cm" svg:y="1cm">
          <text:p/>
          <draw:enhanced-geometry svg:viewBox="0 0 21600 21600" draw:type="rectangle" draw:enhanced-path="M 0 0 L 21600 0 21600 21600 0 21600 0 0 Z N"/>
        </draw:custom-shape>
        <draw:custom-shape draw:style-name="gr19" draw:text-style-name="P1" draw:layer="layout" svg:width="4.269cm" svg:height="4.269cm" svg:x="1.856cm" svg:y="4.8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1" draw:layer="layout" svg:width="3.715cm" svg:height="3.659cm" svg:x="1.966cm" svg:y="9.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4.047cm" svg:height="4.047cm" svg:x="1.8cm" svg:y="13.3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2" draw:text-style-name="P1" draw:layer="layout" svg:width="4.933cm" svg:height="4.934cm" svg:x="6.9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4.435cm" svg:height="4.435cm" svg:x="6.9cm" svg:y="1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7" draw:text-style-name="P2" draw:layer="layout" svg:width="16.936cm" svg:height="2.156cm" svg:x="6.176cm" svg:y="1.8cm">
          <draw:text-box>
            <text:p><text:span text:style-name="T1">カタカナをなぞろう！</text:span></text:p>
          </draw:text-box>
        </draw:frame>
        <draw:custom-shape draw:style-name="gr24" draw:layer="layout" svg:width="4.435cm" svg:height="4.435cm" svg:x="6.865cm" svg:y="9.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5" draw:text-style-name="P1" draw:layer="layout" svg:width="4.612cm" svg:height="4.055cm" svg:x="12.6cm" svg:y="4.8cm">
          <text:p/>
          <draw:enhanced-geometry svg:viewBox="0 0 21600 21600" draw:text-areas="?f0 ?f7 ?f2 21600" draw:type="up-arrow" draw:modifiers="13245.4028621839 4994.5118059987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 draw:layer="layout" svg:width="4.692cm" svg:height="3.022cm" svg:x="17.9cm" svg:y="13.878cm">
          <text:p/>
          <draw:enhanced-geometry svg:viewBox="0 0 21600 21600" draw:glue-points="10800 0 3160 3160 0 10800 3160 18440 10800 21600 18440 18440 21600 10800 18440 3160 ?f14 ?f15" draw:text-areas="3200 3200 18400 18400" draw:type="round-callout" draw:modifiers="21692.051992329 34032.68276546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1" draw:layer="layout" svg:width="6.304cm" svg:height="4.623cm" svg:x="11.7cm" svg:y="13.3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1" draw:layer="layout" svg:width="4.5cm" svg:height="4.5cm" svg:x="17.9cm" svg:y="4.9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9" draw:text-style-name="P1" draw:layer="layout" svg:width="4.612cm" svg:height="3.101cm" svg:x="12.7cm" svg:y="9.899cm">
          <text:p/>
          <draw:enhanced-geometry svg:viewBox="0 0 21600 21600" draw:path-stretchpoint-x="10800" draw:path-stretchpoint-y="10800" draw:text-areas="?f3 ?f4 ?f5 ?f6" draw:type="round-rectangle" draw:modifiers="8582.414765444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3.3cm" svg:height="3.849cm" svg:x="23.4cm" svg:y="9.7cm">
          <text:p/>
          <draw:enhanced-geometry svg:viewBox="0 0 21600 21600" draw:glue-points="10800 0 0 10800 10800 21600 21600 10800" draw:text-areas="0 0 21600 ?f11" draw:type="paper" draw:modifiers="15449.139048324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1" draw:layer="layout" svg:width="3.713cm" svg:height="3.572cm" svg:x="23.287cm" svg:y="14.028cm">
          <text:p/>
          <draw:enhanced-geometry svg:viewBox="0 0 21600 21600" draw:glue-points="10800 0 0 10800 10800 21600 21600 10800" draw:path-stretchpoint-x="10800" draw:path-stretchpoint-y="10800" draw:text-areas="?f12 ?f13 ?f14 ?f15" draw:type="mso-spt21" draw:modifiers="6364.39913742403"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2" draw:layer="layout" svg:width="3.101cm" svg:height="3.102cm" svg:x="18.499cm" svg:y="9.69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1" draw:layer="layout" svg:width="2.465cm" svg:height="4.612cm" svg:x="23.993cm" svg:y="4.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7" draw:text-style-name="P7" draw:layer="layout" svg:width="25.974cm" svg:height="12.95cm" svg:x="1.9cm" svg:y="4.7cm">
          <draw:text-box>
            <text:p text:style-name="P3"><text:span text:style-name="T5">ア イ <text:s/>ウ エ オ</text:span></text:p>
            <text:p text:style-name="P3"><text:span text:style-name="T5">カ キ <text:s/>ク ケ コ</text:span></text:p>
            <text:p text:style-name="P3"><text:span text:style-name="T5">サ シ ス セ ソ</text:span></text:p>
          </draw:text-box>
        </draw:frame>
      </draw:page>
      <draw:page draw:name="page5" draw:style-name="dp1" draw:master-page-name="標準">
        <draw:custom-shape draw:style-name="gr38" draw:text-style-name="P1" draw:layer="layout" svg:width="27.7cm" svg:height="19cm" svg:x="1cm" svg:y="1cm">
          <text:p/>
          <draw:enhanced-geometry svg:viewBox="0 0 21600 21600" draw:type="rectangle" draw:enhanced-path="M 0 0 L 21600 0 21600 21600 0 21600 0 0 Z N"/>
        </draw:custom-shape>
        <draw:custom-shape draw:style-name="gr19" draw:text-style-name="P1" draw:layer="layout" svg:width="4.269cm" svg:height="4.269cm" svg:x="1.856cm" svg:y="4.8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1" draw:layer="layout" svg:width="3.715cm" svg:height="3.659cm" svg:x="1.966cm" svg:y="9.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4.047cm" svg:height="4.047cm" svg:x="1.8cm" svg:y="13.3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2" draw:text-style-name="P1" draw:layer="layout" svg:width="4.933cm" svg:height="4.934cm" svg:x="6.9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4.435cm" svg:height="4.435cm" svg:x="6.9cm" svg:y="1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7" draw:text-style-name="P2" draw:layer="layout" svg:width="15.175cm" svg:height="2.156cm" svg:x="7.2cm" svg:y="1.844cm">
          <draw:text-box>
            <text:p><text:span text:style-name="T1">すうじをなぞろう！</text:span></text:p>
          </draw:text-box>
        </draw:frame>
        <draw:custom-shape draw:style-name="gr24" draw:layer="layout" svg:width="4.435cm" svg:height="4.435cm" svg:x="6.865cm" svg:y="9.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5" draw:text-style-name="P1" draw:layer="layout" svg:width="4.612cm" svg:height="4.055cm" svg:x="12.6cm" svg:y="4.8cm">
          <text:p/>
          <draw:enhanced-geometry svg:viewBox="0 0 21600 21600" draw:text-areas="?f0 ?f7 ?f2 21600" draw:type="up-arrow" draw:modifiers="13245.4028621839 4994.5118059987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 draw:layer="layout" svg:width="4.692cm" svg:height="3.022cm" svg:x="17.9cm" svg:y="13.878cm">
          <text:p/>
          <draw:enhanced-geometry svg:viewBox="0 0 21600 21600" draw:glue-points="10800 0 3160 3160 0 10800 3160 18440 10800 21600 18440 18440 21600 10800 18440 3160 ?f14 ?f15" draw:text-areas="3200 3200 18400 18400" draw:type="round-callout" draw:modifiers="21692.051992329 34032.68276546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1" draw:layer="layout" svg:width="6.304cm" svg:height="4.623cm" svg:x="11.7cm" svg:y="13.3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1" draw:layer="layout" svg:width="4.5cm" svg:height="4.5cm" svg:x="17.9cm" svg:y="4.9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9" draw:text-style-name="P1" draw:layer="layout" svg:width="4.612cm" svg:height="3.101cm" svg:x="12.7cm" svg:y="9.899cm">
          <text:p/>
          <draw:enhanced-geometry svg:viewBox="0 0 21600 21600" draw:path-stretchpoint-x="10800" draw:path-stretchpoint-y="10800" draw:text-areas="?f3 ?f4 ?f5 ?f6" draw:type="round-rectangle" draw:modifiers="8582.414765444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3.3cm" svg:height="3.849cm" svg:x="23.4cm" svg:y="9.7cm">
          <text:p/>
          <draw:enhanced-geometry svg:viewBox="0 0 21600 21600" draw:glue-points="10800 0 0 10800 10800 21600 21600 10800" draw:text-areas="0 0 21600 ?f11" draw:type="paper" draw:modifiers="15449.139048324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1" draw:layer="layout" svg:width="3.713cm" svg:height="3.572cm" svg:x="23.287cm" svg:y="14.028cm">
          <text:p/>
          <draw:enhanced-geometry svg:viewBox="0 0 21600 21600" draw:glue-points="10800 0 0 10800 10800 21600 21600 10800" draw:path-stretchpoint-x="10800" draw:path-stretchpoint-y="10800" draw:text-areas="?f12 ?f13 ?f14 ?f15" draw:type="mso-spt21" draw:modifiers="6364.39913742403"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2" draw:layer="layout" svg:width="3.101cm" svg:height="3.102cm" svg:x="18.499cm" svg:y="9.69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1" draw:layer="layout" svg:width="2.465cm" svg:height="4.612cm" svg:x="23.993cm" svg:y="4.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7" draw:text-style-name="P5" draw:layer="layout" svg:width="25.927cm" svg:height="13.028cm" svg:x="1.673cm" svg:y="4.7cm">
          <draw:text-box>
            <text:p text:style-name="P3"><text:span text:style-name="T3"><text:s/></text:span><text:span text:style-name="T3">1 <text:s text:c="2"/>2 <text:s text:c="2"/>3 <text:s text:c="2"/>4 <text:s text:c="2"/>5</text:span></text:p>
            <text:p text:style-name="P3"><text:span text:style-name="T3"><text:s/></text:span><text:span text:style-name="T3">6 <text:s text:c="2"/>7 <text:s text:c="2"/>8 <text:s text:c="2"/>9 <text:s/>10</text:span></text:p>
            <text:p text:style-name="P3"><text:span text:style-name="T3">11 12 13 14 15</text:span></text:p>
          </draw:text-box>
        </draw:frame>
      </draw:page>
      <draw:page draw:name="page6" draw:style-name="dp1" draw:master-page-name="標準">
        <draw:custom-shape draw:style-name="gr39" draw:text-style-name="P1" draw:layer="layout" svg:width="27.7cm" svg:height="16.6cm" svg:x="1cm" svg:y="3.4cm">
          <text:p/>
          <draw:enhanced-geometry svg:viewBox="0 0 21600 21600" draw:type="rectangle" draw:enhanced-path="M 0 0 L 21600 0 21600 21600 0 21600 0 0 Z N"/>
        </draw:custom-shape>
        <draw:frame draw:style-name="gr7" draw:text-style-name="P2" draw:layer="layout" svg:width="14.349cm" svg:height="2.156cm" svg:x="8cm" svg:y="1.4cm">
          <draw:text-box>
            <text:p><text:span text:style-name="T1">図形をなぞろう！</text:span></text:p>
          </draw:text-box>
        </draw:frame>
        <draw:frame draw:style-name="gr40" draw:text-style-name="P8" draw:layer="layout" svg:width="24.573cm" svg:height="9.568cm" svg:x="2.836cm" svg:y="8.3cm">
          <draw:text-box>
            <text:p><text:span text:style-name="T6">かお　　　　　　　て　　　　　　　　えんぴつ　　　　　いえ　　　　　　　かみ</text:span></text:p>
            <text:p><text:span text:style-name="T6"/></text:p>
            <text:p><text:span text:style-name="T6"/></text:p>
            <text:p><text:span text:style-name="T6"/></text:p>
            <text:p><text:span text:style-name="T6"/></text:p>
            <text:p><text:span text:style-name="T6">やじるし　　　　　とけい　　　　　　くるま　　　　　　ばす　　　　　　かさ</text:span></text:p>
            <text:p><text:span text:style-name="T6"/></text:p>
            <text:p><text:span text:style-name="T6"/></text:p>
            <text:p><text:span text:style-name="T6"/></text:p>
            <text:p><text:span text:style-name="T6"/></text:p>
            <text:p><text:span text:style-name="T6">むしめがね　　　ほん　　　　　　めがね　　　　　こっぷ　　　　　おにぎり</text:span></text:p>
          </draw:text-box>
        </draw:frame>
        <draw:custom-shape draw:style-name="gr41" draw:text-style-name="P1" draw:layer="layout" svg:width="3.3cm" svg:height="3.3cm" svg:x="2.4cm" svg:y="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th draw:style-name="gr42" draw:text-style-name="P1" draw:layer="layout" svg:width="4.804cm" svg:height="3.099cm" draw:transform="rotate (1.5707963267949) translate (7.5cm 8.605cm)" svg:viewBox="0 0 4805 3100" svg:d="m105 700c233 33 467 67 700 100 13 22 464-136 900-300 145-55 521-336 700-400 200-100 200 0 400-100 133 0 267 0 400 0 0 300-333 333-500 500-200 133-100 167-300 300 0 100 140 125 360 138 147 21 293 41 440 62 167 0 333 0 500 0 171-13 800-200 900-100 0 200-200 300-400 400-122 3-378 97-500 100-133 67-567 33-700 100 263-38 600 0 700 0 104-29 400 0 500 0s300-200 600-100c0 200-368 434-500 500-106 21-394 79-500 100-260 46-540 54-800 100 260-6 621-11 881-17 73 6 246-89 319-83 100 0 400-200 500 0s-621 350-700 400c-159 13-341 187-500 200-238 32-262-32-500 0 131-12-31 12 100 0 100 0 300 0 400 0 200 0 800-400 900-300-100 300-233 267-400 400-100 100-233 167-400 200s-833 167-1000 200c-280-93-561-186-841-279-238-119-477-238-715-357-238-24-477-48-715-72-79 16-159 32-238 48-32 0-64 0-96 0">
          <text:p/>
        </draw:path>
        <draw:polyline draw:style-name="gr42" draw:text-style-name="P1" draw:layer="layout" svg:width="4.95cm" svg:height="1.639cm" draw:transform="rotate (-2.2455406156159) translate (18.1cm 5cm)" svg:viewBox="0 0 4951 1640" draw:points="31,1640 3311,1577 4951,906 3623,47 0,0">
          <text:p/>
        </draw:polyline>
        <draw:polyline draw:style-name="gr42" draw:text-style-name="P1" draw:layer="layout" svg:width="1.043cm" svg:height="1.264cm" draw:transform="rotate (0.321664181142555) translate (14.8999827298255cm 6.69994817455574cm)" svg:viewBox="0 0 1044 1265" draw:points="0,0 632,0 190,696 1044,664 633,1265">
          <text:p/>
        </draw:polyline>
        <draw:polygon draw:style-name="gr42" draw:text-style-name="P1" draw:layer="layout" svg:width="1.359cm" svg:height="1.074cm" draw:transform="rotate (-1.24913214565234) translate (17.7900829125044cm 3.67006737829978cm)" svg:viewBox="0 0 1360 1075" draw:points="0,1044 727,1075 1170,696 1360,126 664,0 190,474">
          <text:p/>
        </draw:polygon>
        <draw:custom-shape draw:style-name="gr41" draw:text-style-name="P1" draw:layer="layout" svg:width="0.5cm" svg:height="0.3cm" draw:transform="rotate (-0.520457182944709) translate (17.308cm 4.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1" draw:layer="layout" svg:x1="17cm" svg:y1="4.8cm" svg:x2="15.5cm" svg:y2="6.6cm">
          <text:p/>
        </draw:line>
        <draw:line draw:style-name="gr42" draw:text-style-name="P1" draw:layer="layout" svg:x1="17.5cm" svg:y1="5.1cm" svg:x2="16.1cm" svg:y2="6.9cm">
          <text:p/>
        </draw:line>
        <draw:polyline draw:style-name="gr42" draw:text-style-name="P1" draw:layer="layout" svg:width="0.378cm" svg:height="0.252cm" draw:transform="rotate (-0.321664181142556) translate (14.5199896364032cm 7.74001382061582cm)" svg:viewBox="0 0 379 253" draw:points="0,63 190,0 379,253">
          <text:p/>
        </draw:polyline>
        <draw:polygon draw:style-name="gr42" draw:text-style-name="P1" draw:layer="layout" svg:width="4.099cm" svg:height="1.399cm" svg:x="19cm" svg:y="4.3cm" svg:viewBox="0 0 4100 1400" draw:points="0,1400 4100,1400 3100,0 1000,0">
          <text:p/>
        </draw:polygon>
        <draw:custom-shape draw:style-name="gr41" draw:text-style-name="P1" draw:layer="layout" svg:width="3.1cm" svg:height="2.4cm" svg:x="19.5cm" svg:y="5.7cm">
          <text:p/>
          <draw:enhanced-geometry svg:viewBox="0 0 21600 21600" draw:type="rectangle" draw:enhanced-path="M 0 0 L 21600 0 21600 21600 0 21600 0 0 Z N"/>
        </draw:custom-shape>
        <draw:custom-shape draw:style-name="gr41" draw:text-style-name="P1" draw:layer="layout" svg:width="1.3cm" svg:height="0.8cm" svg:x="19.9cm" svg:y="6.3cm">
          <text:p/>
          <draw:enhanced-geometry svg:viewBox="0 0 21600 21600" draw:type="rectangle" draw:enhanced-path="M 0 0 L 21600 0 21600 21600 0 21600 0 0 Z N"/>
        </draw:custom-shape>
        <draw:custom-shape draw:style-name="gr41" draw:text-style-name="P1" draw:layer="layout" svg:width="0.8cm" svg:height="1.7cm" svg:x="21.7cm" svg:y="6.4cm">
          <text:p/>
          <draw:enhanced-geometry svg:viewBox="0 0 21600 21600" draw:type="rectangle" draw:enhanced-path="M 0 0 L 21600 0 21600 21600 0 21600 0 0 Z N"/>
        </draw:custom-shape>
        <draw:custom-shape draw:style-name="gr41" draw:text-style-name="P1" draw:layer="layout" svg:width="3cm" svg:height="3.9cm" svg:x="24.6cm" svg:y="4.2cm">
          <text:p/>
          <draw:enhanced-geometry svg:viewBox="0 0 21600 21600" draw:glue-points="10800 0 0 10800 10800 21600 21600 10800" draw:text-areas="0 0 21600 ?f11" draw:type="paper" draw:modifiers="15244.518493835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3" draw:text-style-name="P1" draw:layer="layout" svg:width="0.1cm" svg:height="2.7cm" svg:x="26cm" svg:y="9.6cm">
          <text:p/>
          <draw:enhanced-geometry svg:viewBox="0 0 21600 21600" draw:type="rectangle" draw:enhanced-path="M 0 0 L 21600 0 21600 21600 0 21600 0 0 Z N"/>
        </draw:custom-shape>
        <draw:path draw:style-name="gr44" draw:text-style-name="P1" draw:layer="layout" svg:width="4.299cm" svg:height="0.799cm" svg:x="23.8cm" svg:y="10cm" svg:viewBox="0 0 4300 800" svg:d="m0 800c100-200 900-800 2200-800s1900 600 2100 800c-100-100-800-100-900 0-200-100-800-100-1000 0-100-100-1100-100-1300 0-200-100-1000-100-1100 0z">
          <text:p/>
        </draw:path>
        <draw:path draw:style-name="gr44" draw:text-style-name="P1" draw:layer="layout" svg:width="0.399cm" svg:height="0.549cm" svg:x="25.7cm" svg:y="12.15cm" svg:viewBox="0 0 400 550" svg:d="m300 0v400c0 100-200 100-200 0s-100-100-100 0c0 200 400 200 400 0v-400z">
          <text:p/>
        </draw:path>
        <draw:polygon draw:style-name="gr41" draw:text-style-name="P1" draw:layer="layout" svg:width="5.599cm" svg:height="2.499cm" svg:x="17.5cm" svg:y="9.8cm" svg:viewBox="0 0 5600 2500" draw:points="0,2500 0,0 5600,0 5600,2500 5200,2500 5000,2000 4200,2000 4100,2500 2200,2500 2200,1900 1200,1900 1100,2500">
          <text:p/>
        </draw:polygon>
        <draw:custom-shape draw:style-name="gr41" draw:text-style-name="P1" draw:layer="layout" svg:width="0.948cm" svg:height="0.948cm" svg:x="18.7cm" svg:y="11.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614cm" svg:height="0.614cm" svg:x="18.867cm" svg:y="11.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948cm" svg:height="0.948cm" svg:x="21.652cm" svg:y="11.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614cm" svg:height="0.614cm" svg:x="21.819cm" svg:y="12.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4cm" svg:height="1.1cm" svg:x="17.5cm" svg:y="10.2cm">
          <text:p/>
          <draw:enhanced-geometry svg:viewBox="0 0 21600 21600" draw:type="rectangle" draw:enhanced-path="M 0 0 L 21600 0 21600 21600 0 21600 0 0 Z N"/>
        </draw:custom-shape>
        <draw:custom-shape draw:style-name="gr41" draw:text-style-name="P1" draw:layer="layout" svg:width="1cm" svg:height="1.7cm" svg:x="20.4cm" svg:y="10.5cm">
          <text:p/>
          <draw:enhanced-geometry svg:viewBox="0 0 21600 21600" draw:type="rectangle" draw:enhanced-path="M 0 0 L 21600 0 21600 21600 0 21600 0 0 Z N"/>
        </draw:custom-shape>
        <draw:custom-shape draw:style-name="gr41" draw:text-style-name="P1" draw:layer="layout" svg:width="1.3cm" svg:height="0.8cm" svg:x="21.7cm" svg:y="10.5cm">
          <text:p/>
          <draw:enhanced-geometry svg:viewBox="0 0 21600 21600" draw:type="rectangle" draw:enhanced-path="M 0 0 L 21600 0 21600 21600 0 21600 0 0 Z N"/>
        </draw:custom-shape>
        <draw:custom-shape draw:style-name="gr41" draw:text-style-name="P1" draw:layer="layout" svg:width="1.1cm" svg:height="0.8cm" svg:x="19cm" svg:y="10.5cm">
          <text:p/>
          <draw:enhanced-geometry svg:viewBox="0 0 21600 21600" draw:type="rectangle" draw:enhanced-path="M 0 0 L 21600 0 21600 21600 0 21600 0 0 Z N"/>
        </draw:custom-shape>
        <draw:custom-shape draw:style-name="gr41" draw:text-style-name="P1" draw:layer="layout" svg:width="5.6cm" svg:height="0.5cm" svg:x="17.5cm" svg:y="9.7cm">
          <text:p/>
          <draw:enhanced-geometry svg:viewBox="0 0 21600 21600" draw:type="rectangle" draw:enhanced-path="M 0 0 L 21600 0 21600 21600 0 21600 0 0 Z N"/>
        </draw:custom-shape>
        <draw:custom-shape draw:style-name="gr41" draw:text-style-name="P1" draw:layer="layout" svg:width="0.2cm" svg:height="0.4cm" svg:x="17.4cm" svg:y="11.8cm">
          <text:p/>
          <draw:enhanced-geometry svg:viewBox="0 0 21600 21600" draw:type="rectangle" draw:enhanced-path="M 0 0 L 21600 0 21600 21600 0 21600 0 0 Z N"/>
        </draw:custom-shape>
        <draw:custom-shape draw:style-name="gr41" draw:text-style-name="P1" draw:layer="layout" svg:width="0.2cm" svg:height="0.4cm" svg:x="23cm" svg:y="11.8cm">
          <text:p/>
          <draw:enhanced-geometry svg:viewBox="0 0 21600 21600" draw:type="rectangle" draw:enhanced-path="M 0 0 L 21600 0 21600 21600 0 21600 0 0 Z N"/>
        </draw:custom-shape>
        <draw:custom-shape draw:style-name="gr41" draw:text-style-name="P1" draw:layer="layout" svg:width="0.7cm" svg:height="1.5cm" svg:x="18cm" svg:y="10.5cm">
          <text:p/>
          <draw:enhanced-geometry svg:viewBox="0 0 21600 21600" draw:type="rectangle" draw:enhanced-path="M 0 0 L 21600 0 21600 21600 0 21600 0 0 Z N"/>
        </draw:custom-shape>
        <draw:custom-shape draw:style-name="gr41" draw:text-style-name="P1" draw:layer="layout" svg:width="0.6cm" svg:height="0.7cm" svg:x="20.6cm" svg:y="10.6cm">
          <text:p/>
          <draw:enhanced-geometry svg:viewBox="0 0 21600 21600" draw:type="rectangle" draw:enhanced-path="M 0 0 L 21600 0 21600 21600 0 21600 0 0 Z N"/>
        </draw:custom-shape>
        <draw:custom-shape draw:style-name="gr41" draw:text-style-name="P1" draw:layer="layout" svg:width="2.901cm" svg:height="2.853cm" svg:x="7.8cm" svg:y="9.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2.301cm" svg:height="2.259cm" svg:x="8.1cm" svg:y="9.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9.3cm" svg:y1="11cm" svg:x2="9.3cm" svg:y2="10cm">
          <text:p/>
        </draw:line>
        <draw:line draw:style-name="gr45" draw:text-style-name="P1" draw:layer="layout" svg:x1="9.3cm" svg:y1="11cm" svg:x2="10cm" svg:y2="11cm">
          <text:p/>
        </draw:line>
        <draw:custom-shape draw:style-name="gr41" draw:text-style-name="P1" draw:layer="layout" svg:width="3.7cm" svg:height="1.5cm" svg:x="2.9cm" svg:y="10.6cm">
          <text:p/>
          <draw:enhanced-geometry svg:viewBox="0 0 21600 21600" draw:text-areas="0 ?f0 ?f5 ?f2" draw:type="right-arrow" draw:modifiers="14462.2534450149 6619.586942038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 draw:layer="layout" svg:width="2cm" svg:height="1.9cm" svg:x="3.4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583cm" svg:height="1.5cm" svg:x="3.6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cm" svg:height="0.4cm" draw:transform="rotate (-0.710872604337291) translate (5.264cm 15.5cm)">
          <text:p/>
          <draw:enhanced-geometry svg:viewBox="0 0 21600 21600" draw:type="rectangle" draw:enhanced-path="M 0 0 L 21600 0 21600 21600 0 21600 0 0 Z N"/>
        </draw:custom-shape>
        <draw:custom-shape draw:style-name="gr41" draw:text-style-name="P1" draw:layer="layout" svg:width="0.1cm" svg:height="0.2cm" draw:transform="rotate (-0.710872604337291) translate (5.35cm 15.706cm)">
          <text:p/>
          <draw:enhanced-geometry svg:viewBox="0 0 21600 21600" draw:type="rectangle" draw:enhanced-path="M 0 0 L 21600 0 21600 21600 0 21600 0 0 Z N"/>
        </draw:custom-shape>
        <draw:custom-shape draw:style-name="gr41" draw:text-style-name="P1" draw:layer="layout" svg:width="1.2cm" svg:height="0.4cm" draw:transform="rotate (-0.710872604337291) translate (5.491cm 15.696cm)">
          <text:p/>
          <draw:enhanced-geometry svg:viewBox="0 0 21600 21600" draw:type="rectangle" draw:enhanced-path="M 0 0 L 21600 0 21600 21600 0 21600 0 0 Z N"/>
        </draw:custom-shape>
        <draw:path draw:style-name="gr41" draw:text-style-name="P1" draw:layer="layout" svg:width="1.799cm" svg:height="2.488cm" svg:x="10.2cm" svg:y="14.1cm" svg:viewBox="0 0 1800 2489" svg:d="m0 2489v-2400c600-200 1200 0 1800 0v2400c-600 0-1200-200-1800 0z">
          <text:p/>
        </draw:path>
        <draw:path draw:style-name="gr41" draw:text-style-name="P1" draw:layer="layout" svg:width="1.699cm" svg:height="2.589cm" svg:x="10.2cm" svg:y="14cm" svg:viewBox="0 0 1700 2590" svg:d="m0 2590v-2400c680-200 1020-190 1700-190v2400c-680 0-1020-10-1700 190z">
          <text:p/>
        </draw:path>
        <draw:path draw:style-name="gr41" draw:text-style-name="P1" draw:layer="layout" svg:width="1.499cm" svg:height="2.789cm" svg:x="10.2cm" svg:y="13.8cm" svg:viewBox="0 0 1500 2790" svg:d="m0 2790v-2400c692-200 808-390 1500-390v2400c-692 0-808 190-1500 390z">
          <text:p/>
        </draw:path>
        <draw:path draw:style-name="gr41" draw:text-style-name="P1" draw:layer="layout" svg:width="2.099cm" svg:height="2.488cm" svg:x="8.1cm" svg:y="14.1cm" svg:viewBox="0 0 2100 2489" svg:d="m2100 2489v-2400c-700-200-1400 0-2100 0v2400c700 0 1400-200 2100 0z">
          <text:p/>
        </draw:path>
        <draw:path draw:style-name="gr41" draw:text-style-name="P1" draw:layer="layout" svg:width="1.999cm" svg:height="2.589cm" svg:x="8.2cm" svg:y="14cm" svg:viewBox="0 0 2000 2590" svg:d="m2000 2590v-2400c-800-200-1200-190-2000-190v2400c800 0 1200-10 2000 190z">
          <text:p/>
        </draw:path>
        <draw:path draw:style-name="gr41" draw:text-style-name="P1" draw:layer="layout" svg:width="1.799cm" svg:height="2.789cm" svg:x="8.4cm" svg:y="13.8cm" svg:viewBox="0 0 1800 2790" svg:d="m1800 2790v-2400c-831-200-969-390-1800-390v2400c831 0 969 190 1800 390z">
          <text:p/>
        </draw:path>
        <draw:custom-shape draw:style-name="gr41" draw:text-style-name="P1" draw:layer="layout" svg:width="2.4cm" svg:height="0.7cm" svg:x="19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2" draw:text-style-name="P1" draw:layer="layout" svg:width="2.478cm" svg:height="2.549cm" draw:transform="rotate (-1.37339958839434) translate (21.3076912197963cm 14.4384589275198cm)" svg:viewBox="0 0 2479 2550" svg:d="m0 2353 2000 197c216-59 667-1805 393-1962l-1922-588">
          <text:p/>
        </draw:path>
        <draw:path draw:style-name="gr46" draw:text-style-name="P1" draw:layer="layout" svg:width="2.493cm" svg:height="2.224cm" svg:x="24.04cm" svg:y="14.4cm" svg:viewBox="0 0 2494 2225" svg:d="m1160 0c-500 0-1400 1700-1100 2000 100 300 2100 300 2400 0 200-400-505-2000-1300-2000z">
          <text:p/>
        </draw:path>
        <draw:custom-shape draw:style-name="gr41" draw:text-style-name="P1" draw:layer="layout" svg:width="1.2cm" svg:height="1.3cm" svg:x="24.7cm" svg:y="15.4cm">
          <text:p/>
          <draw:enhanced-geometry svg:viewBox="0 0 21600 21600" draw:type="rectangle" draw:enhanced-path="M 0 0 L 21600 0 21600 21600 0 21600 0 0 Z N"/>
        </draw:custom-shape>
        <draw:path draw:style-name="gr46" draw:text-style-name="P1" draw:layer="layout" svg:width="4.264cm" svg:height="1.48cm" svg:x="12cm" svg:y="10.919cm" svg:viewBox="0 0 4265 1481" svg:d="m0 1434 200 47 200-600h700l200 600h1700l100-400h700l100 400h365v-281l-47-469-468-656c-738-100-1938-100-2110 0-328 200-594 413-828 600l-812 150z">
          <text:p/>
        </draw:path>
        <draw:custom-shape draw:style-name="gr41" draw:text-style-name="P1" draw:layer="layout" svg:width="0.843cm" svg:height="0.844cm" svg:x="12.363cm" svg:y="11.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563cm" svg:height="0.562cm" svg:x="12.503cm" svg:y="11.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844cm" svg:height="0.844cm" svg:x="15.034cm" svg:y="1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563cm" svg:height="0.562cm" svg:x="15.175cm" svg:y="12.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6" draw:text-style-name="P1" draw:layer="layout" svg:width="1.177cm" svg:height="0.506cm" svg:x="13.2cm" svg:y="11.093cm" svg:viewBox="0 0 1178 507" svg:d="m600 7c-228 107-559 338-600 500l1131-38 47-469z">
          <text:p/>
        </draw:path>
        <draw:polygon draw:style-name="gr46" draw:text-style-name="P1" draw:layer="layout" svg:width="0.796cm" svg:height="0.468cm" svg:x="14.603cm" svg:y="11.1cm" svg:viewBox="0 0 797 469" draw:points="0,0 0,469 797,422 750,0">
          <text:p/>
        </draw:polygon>
        <draw:custom-shape draw:style-name="gr41" draw:text-style-name="P1" draw:layer="layout" svg:width="0.563cm" svg:height="0.328cm" svg:x="11.8cm" svg:y="12.078cm">
          <text:p/>
          <draw:enhanced-geometry svg:viewBox="0 0 21600 21600" draw:type="rectangle" draw:enhanced-path="M 0 0 L 21600 0 21600 21600 0 21600 0 0 Z N"/>
        </draw:custom-shape>
        <draw:custom-shape draw:style-name="gr41" draw:text-style-name="P1" draw:layer="layout" svg:width="0.422cm" svg:height="0.328cm" svg:x="15.878cm" svg:y="12.078cm">
          <text:p/>
          <draw:enhanced-geometry svg:viewBox="0 0 21600 21600" draw:type="rectangle" draw:enhanced-path="M 0 0 L 21600 0 21600 21600 0 21600 0 0 Z N"/>
        </draw:custom-shape>
        <draw:custom-shape draw:style-name="gr41" draw:text-style-name="P1" draw:layer="layout" svg:width="0.281cm" svg:height="0.235cm" svg:x="11.941cm" svg:y="11.843cm">
          <text:p/>
          <draw:enhanced-geometry svg:viewBox="0 0 21600 21600" draw:type="rectangle" draw:enhanced-path="M 0 0 L 21600 0 21600 21600 0 21600 0 0 Z N"/>
        </draw:custom-shape>
        <draw:custom-shape draw:style-name="gr41" draw:text-style-name="P1" draw:layer="layout" svg:width="0.234cm" svg:height="0.328cm" svg:x="16.019cm" svg:y="11.75cm">
          <text:p/>
          <draw:enhanced-geometry svg:viewBox="0 0 21600 21600" draw:type="rectangle" draw:enhanced-path="M 0 0 L 21600 0 21600 21600 0 21600 0 0 Z N"/>
        </draw:custom-shape>
        <draw:custom-shape draw:style-name="gr41" draw:text-style-name="P1" draw:layer="layout" svg:width="1.828cm" svg:height="0.187cm" svg:x="13.206cm" svg:y="12.125cm">
          <text:p/>
          <draw:enhanced-geometry svg:viewBox="0 0 21600 21600" draw:type="rectangle" draw:enhanced-path="M 0 0 L 21600 0 21600 21600 0 21600 0 0 Z N"/>
        </draw:custom-shape>
        <draw:polygon draw:style-name="gr41" draw:text-style-name="P1" draw:layer="layout" svg:width="0.199cm" svg:height="0.299cm" svg:x="13.2cm" svg:y="11.3cm" svg:viewBox="0 0 200 300" draw:points="0,300 0,0 200,100 200,300">
          <text:p/>
        </draw:polygon>
        <draw:path draw:style-name="gr47" draw:text-style-name="P1" draw:layer="layout" svg:width="1.459cm" svg:height="1.39cm" svg:x="13.478cm" svg:y="15.009cm" svg:viewBox="0 0 1460 1391" svg:d="m695 139c413 0 764 162 764 556s-316 695-729 695-730-301-730-695 281-556 695-556zm-695-139zm1460 1391z">
          <text:p/>
        </draw:path>
        <draw:path draw:style-name="gr47" draw:text-style-name="P1" draw:layer="layout" svg:width="1.459cm" svg:height="1.39cm" svg:x="15.215cm" svg:y="15.009cm" svg:viewBox="0 0 1460 1391" svg:d="m695 139c413 0 764 162 764 556s-316 695-729 695-730-301-730-695 281-556 695-556zm-695-139zm1460 1391z">
          <text:p/>
        </draw:path>
        <draw:line draw:style-name="gr42" draw:text-style-name="P1" draw:layer="layout" svg:x1="14.937cm" svg:y1="15.704cm" svg:x2="15.215cm" svg:y2="15.704cm">
          <text:p/>
        </draw:line>
        <draw:path draw:style-name="gr42" draw:text-style-name="P1" draw:layer="layout" svg:width="0.624cm" svg:height="0.655cm" svg:x="16.875cm" svg:y="15.048cm" svg:viewBox="0 0 625 656" svg:d="m0 656h208l278-625c70-139 93 231 139 347">
          <text:p/>
        </draw:path>
        <draw:path draw:style-name="gr42" draw:text-style-name="P1" draw:layer="layout" svg:width="0.416cm" svg:height="0.655cm" svg:x="13.2cm" svg:y="15.048cm" svg:viewBox="0 0 417 656" svg:d="m278 656h-278l278-625c69-139 92 231 139 347">
          <text:p/>
        </draw:path>
        <draw:custom-shape draw:style-name="gr41" draw:text-style-name="P1" draw:layer="layout" svg:width="0.1cm" svg:height="0.2cm" svg:x="13.1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標準">
        <draw:custom-shape draw:style-name="gr34" draw:text-style-name="P1" draw:layer="layout" svg:width="27.7cm" svg:height="19cm" svg:x="1cm" svg:y="1cm">
          <text:p/>
          <draw:enhanced-geometry svg:viewBox="0 0 21600 21600" draw:type="rectangle" draw:enhanced-path="M 0 0 L 21600 0 21600 21600 0 21600 0 0 Z N"/>
        </draw:custom-shape>
        <draw:custom-shape draw:style-name="gr19" draw:text-style-name="P1" draw:layer="layout" svg:width="4.269cm" svg:height="4.269cm" svg:x="1.856cm" svg:y="4.8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1" draw:layer="layout" svg:width="3.715cm" svg:height="3.659cm" svg:x="1.966cm" svg:y="9.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4.047cm" svg:height="4.047cm" svg:x="1.8cm" svg:y="13.3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2" draw:text-style-name="P1" draw:layer="layout" svg:width="4.933cm" svg:height="4.934cm" svg:x="6.9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4.435cm" svg:height="4.435cm" svg:x="6.9cm" svg:y="1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7" draw:text-style-name="P2" draw:layer="layout" svg:width="17.524cm" svg:height="2.156cm" svg:x="6.176cm" svg:y="1.8cm">
          <draw:text-box>
            <text:p><text:span text:style-name="T1">ひらがなをなぞろう！</text:span></text:p>
          </draw:text-box>
        </draw:frame>
        <draw:custom-shape draw:style-name="gr24" draw:layer="layout" svg:width="4.435cm" svg:height="4.435cm" svg:x="6.865cm" svg:y="9.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5" draw:text-style-name="P1" draw:layer="layout" svg:width="4.612cm" svg:height="4.055cm" svg:x="12.6cm" svg:y="4.8cm">
          <text:p/>
          <draw:enhanced-geometry svg:viewBox="0 0 21600 21600" draw:text-areas="?f0 ?f7 ?f2 21600" draw:type="up-arrow" draw:modifiers="13245.4028621839 4994.5118059987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 draw:layer="layout" svg:width="4.692cm" svg:height="3.022cm" svg:x="17.9cm" svg:y="13.878cm">
          <text:p/>
          <draw:enhanced-geometry svg:viewBox="0 0 21600 21600" draw:glue-points="10800 0 3160 3160 0 10800 3160 18440 10800 21600 18440 18440 21600 10800 18440 3160 ?f14 ?f15" draw:text-areas="3200 3200 18400 18400" draw:type="round-callout" draw:modifiers="21692.051992329 34032.68276546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1" draw:layer="layout" svg:width="6.304cm" svg:height="4.623cm" svg:x="11.7cm" svg:y="13.3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 draw:layer="layout" svg:width="4.5cm" svg:height="4.5cm" svg:x="17.9cm" svg:y="4.9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9" draw:text-style-name="P1" draw:layer="layout" svg:width="4.612cm" svg:height="3.101cm" svg:x="12.7cm" svg:y="9.899cm">
          <text:p/>
          <draw:enhanced-geometry svg:viewBox="0 0 21600 21600" draw:path-stretchpoint-x="10800" draw:path-stretchpoint-y="10800" draw:text-areas="?f3 ?f4 ?f5 ?f6" draw:type="round-rectangle" draw:modifiers="8582.414765444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3.3cm" svg:height="3.849cm" svg:x="23.4cm" svg:y="9.7cm">
          <text:p/>
          <draw:enhanced-geometry svg:viewBox="0 0 21600 21600" draw:glue-points="10800 0 0 10800 10800 21600 21600 10800" draw:text-areas="0 0 21600 ?f11" draw:type="paper" draw:modifiers="15449.139048324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1" draw:layer="layout" svg:width="3.713cm" svg:height="3.572cm" svg:x="23.287cm" svg:y="14.028cm">
          <text:p/>
          <draw:enhanced-geometry svg:viewBox="0 0 21600 21600" draw:glue-points="10800 0 0 10800 10800 21600 21600 10800" draw:path-stretchpoint-x="10800" draw:path-stretchpoint-y="10800" draw:text-areas="?f12 ?f13 ?f14 ?f15" draw:type="mso-spt21" draw:modifiers="6364.39913742403"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2" draw:layer="layout" svg:width="3.101cm" svg:height="3.102cm" svg:x="18.499cm" svg:y="9.69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1" draw:layer="layout" svg:width="2.465cm" svg:height="4.612cm" svg:x="23.993cm" svg:y="4.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48" draw:text-style-name="P9" draw:layer="layout" svg:width="26.956cm" svg:height="11.894cm" svg:x="1.8cm" svg:y="5.1cm">
          <draw:text-box>
            <text:p text:style-name="P9"><text:span text:style-name="T7">ん</text:span></text:p>
            <text:p text:style-name="P9"><text:span text:style-name="T7">わ☆☆☆を</text:span></text:p>
            <text:p text:style-name="P9"><text:span text:style-name="T7">らりるれろ</text:span></text:p>
            <text:p text:style-name="P9"><text:span text:style-name="T7">や☆ゆ☆よ</text:span></text:p>
            <text:p text:style-name="P9"><text:span text:style-name="T7">まみむめも</text:span></text:p>
            <text:p text:style-name="P9"><text:span text:style-name="T7">はひふへほ</text:span></text:p>
            <text:p text:style-name="P9"><text:span text:style-name="T7">なにぬねの</text:span></text:p>
            <text:p text:style-name="P9"><text:span text:style-name="T7">たちつてと</text:span></text:p>
            <text:p text:style-name="P9"><text:span text:style-name="T7">さしすせそ</text:span></text:p>
            <text:p text:style-name="P9"><text:span text:style-name="T7">かきくけこ</text:span></text:p>
            <text:p text:style-name="P9"><text:span text:style-name="T7">あいうえお</text:span></text:p>
          </draw:text-box>
        </draw:frame>
      </draw:page>
      <draw:page draw:name="page8" draw:style-name="dp1" draw:master-page-name="標準">
        <draw:custom-shape draw:style-name="gr49" draw:text-style-name="P1" draw:layer="layout" svg:width="27.7cm" svg:height="19cm" svg:x="1cm" svg:y="1cm">
          <text:p/>
          <draw:enhanced-geometry svg:viewBox="0 0 21600 21600" draw:type="rectangle" draw:enhanced-path="M 0 0 L 21600 0 21600 21600 0 21600 0 0 Z N"/>
        </draw:custom-shape>
        <draw:custom-shape draw:style-name="gr50" draw:text-style-name="P1" draw:layer="layout" svg:width="16.047cm" svg:height="16.047cm" svg:x="6.9cm" svg:y="2.353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7" draw:text-style-name="P2" draw:layer="layout" svg:width="25.682cm" svg:height="2.156cm" svg:x="2.5cm" svg:y="1.644cm">
          <draw:text-box>
            <text:p><text:span text:style-name="T1">アルファベット　大文字と小文字</text:span></text:p>
          </draw:text-box>
        </draw:frame>
        <draw:frame draw:style-name="gr51" draw:text-style-name="P11" draw:layer="layout" svg:width="24.327cm" svg:height="15.293cm" svg:x="2.873cm" svg:y="3.6cm">
          <draw:text-box>
            <text:p text:style-name="P10"><text:span text:style-name="T8">ABCDEFGHIJKLMN</text:span></text:p>
            <text:p text:style-name="P10"><text:span text:style-name="T9"/></text:p>
            <text:p text:style-name="P10"><text:span text:style-name="T8"/></text:p>
            <text:p text:style-name="P10"><text:span text:style-name="T8">OPQRSTUVWXYZ</text:span></text:p>
            <text:p text:style-name="P10"><text:span text:style-name="T9"/></text:p>
          </draw:text-box>
        </draw:frame>
        <draw:frame draw:style-name="gr52" draw:text-style-name="P12" draw:layer="layout" svg:width="24.327cm" svg:height="16.676cm" svg:x="2.8cm" svg:y="3cm">
          <draw:text-box>
            <text:p text:style-name="P10"><text:span text:style-name="T10"/></text:p>
            <text:p text:style-name="P10"><text:span text:style-name="T10">abcdefghijklmn</text:span></text:p>
            <text:p text:style-name="P10"><text:span text:style-name="T10"/></text:p>
            <text:p text:style-name="P10"><text:span text:style-name="T10"/></text:p>
            <text:p text:style-name="P10"><text:span text:style-name="T10">opqrstuvwxyz</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Axial_20_light_20_red_2f_white" draw:display-name="Axial light red/white" draw:style="axial" draw:start-color="#ff0000" draw:end-color="#ffffff" draw:start-intensity="100%" draw:end-intensity="100%" draw:angle="0" draw:border="50%"/>
    <draw:gradient draw:name="Gradient_20_2" draw:display-name="Gradient 2" draw:style="axial" draw:start-color="#000080" draw:end-color="#800000" draw:start-intensity="100%" draw:end-intensity="100%" draw:angle="300" draw:border="10%"/>
    <draw:gradient draw:name="Gradient_20_3" draw:display-name="Gradient 3" draw:style="radial" draw:cx="30%" draw:cy="30%" draw:start-color="#800000" draw:end-color="#ffff00" draw:start-intensity="100%" draw:end-intensity="100%" draw:border="20%"/>
    <draw:gradient draw:name="Gradient_20_4" draw:display-name="Gradient 4" draw:style="ellipsoid" draw:cx="40%" draw:cy="40%" draw:start-color="#ffff00" draw:end-color="#008000" draw:start-intensity="100%" draw:end-intensity="100%" draw:angle="900" draw:border="3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4-12T19:42:20.75</meta:creation-date>
    <meta:print-date>2012-12-24T09:30:31.13</meta:print-date>
    <dc:date>2014-05-07T08:08:57.39</dc:date>
    <meta:editing-duration>P4DT16H44M46S</meta:editing-duration>
    <meta:editing-cycles>5</meta:editing-cycles>
    <meta:generator>LibreOffice/3.4$Win32 LibreOffice_project/340m1$Build-203</meta:generator>
    <meta:document-statistic meta:object-count="187"/>
  </office:meta>
</office:document-meta>
</file>